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40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42" style:family="table-row">
      <style:table-row-properties style:row-height="0.903cm" fo:break-before="auto" style:use-optimal-row-height="true"/>
    </style:style>
    <style:style style:name="ro43" style:family="table-row">
      <style:table-row-properties style:row-height="1.755cm" fo:break-before="auto" style:use-optimal-row-height="false"/>
    </style:style>
    <style:style style:name="ro44" style:family="table-row">
      <style:table-row-properties style:row-height="0.93cm" fo:break-before="auto" style:use-optimal-row-height="fals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8" office:value-type="string">
            <text:p>FEDERATED SUNS</text:p>
          </table:table-cell>
          <table:table-cell table:style-name="ce50" table:number-columns-spanned="16" table:number-rows-spanned="1"/>
          <table:covered-table-cell table:number-columns-repeated="15" table:style-name="ce50"/>
          <table:table-cell table:style-name="ce5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31">
          <table:table-cell table:style-name="ce49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9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4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1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1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7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2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42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4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1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2020-07-08</text:date>, <text:time>10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8T10:44:48.36</dc:date>
    <meta:editing-duration>P29DT17H9M39S</meta:editing-duration>
    <meta:editing-cycles>131</meta:editing-cycles>
    <meta:generator>OpenOffice/4.1.7$Win32 OpenOffice.org_project/417m1$Build-9800</meta:generator>
    <meta:document-statistic meta:table-count="10" meta:cell-count="3589" meta:object-count="0"/>
  </office:meta>
</office:document-meta>
</file>